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FBParser.calcLengths( PFBData pfb , byte [ ] original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FBParser.parsePFB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FBParser.parsePFB( java . io . File pfb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FBParser.parseRAWFormat( PFBData pfb , BufferedInputStream b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BParser.byteCmp( byte [ ] src , int srcOffset , byte [ ] cm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FBParser.parsePFB( java . net .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FBParser.swapInteger(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FBParser.parsePCFormat( PFBData pfb , DataInputStream d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